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7be9"/>
    </style:style>
    <style:style style:name="P2" style:family="paragraph" style:parent-style-name="Standard">
      <style:text-properties officeooo:paragraph-rsid="001fa129"/>
    </style:style>
    <style:style style:name="P3" style:family="paragraph" style:parent-style-name="Standard">
      <style:text-properties officeooo:rsid="00209bfb" officeooo:paragraph-rsid="00209bfb"/>
    </style:style>
    <style:style style:name="P4" style:family="paragraph" style:parent-style-name="Standard">
      <style:text-properties officeooo:paragraph-rsid="00209bfb"/>
    </style:style>
    <style:style style:name="P5" style:family="paragraph" style:parent-style-name="Standard">
      <style:text-properties officeooo:rsid="00209bfb" officeooo:paragraph-rsid="00213438"/>
    </style:style>
    <style:style style:name="P6" style:family="paragraph" style:parent-style-name="Standard">
      <style:text-properties officeooo:paragraph-rsid="00232df1"/>
    </style:style>
    <style:style style:name="T1" style:family="text">
      <style:text-properties officeooo:rsid="001c7be9"/>
    </style:style>
    <style:style style:name="T2" style:family="text">
      <style:text-properties officeooo:rsid="00209bfb"/>
    </style:style>
    <style:style style:name="T3" style:family="text">
      <style:text-properties officeooo:rsid="001dd9cb"/>
    </style:style>
    <style:style style:name="T4" style:family="text">
      <style:text-properties officeooo:rsid="001fa129"/>
    </style:style>
    <style:style style:name="T5" style:family="text">
      <style:text-properties officeooo:rsid="00213438"/>
    </style:style>
    <style:style style:name="T6" style:family="text">
      <style:text-properties fo:font-style="italic" officeooo:rsid="00213438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32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propiocepción es la capacidad del cuerpo para percibir la posición, movimiento y equilibrio de sus partes sin la necesidad de la visión. Este "sexto sentido" permite realizar movimientos coordinados y mantener la postura<text:span text:style-name="T1">;</text:span> <text:span text:style-name="T1">resulta </text:span>esencial para actividades cotidianas y deportivas.</text:p>
      <text:p text:style-name="Standard"/>
      <text:p text:style-name="Standard">La propiocepción depende de una compleja interacción entre el sistema nervioso y el sistema muscular<text:span text:style-name="T1">. </text:span><text:span text:style-name="T2">En primer lugar</text:span><text:span text:style-name="T1">, los p</text:span>ropioceptores<text:span text:style-name="T1">, que están u</text:span>bicados en <text:span text:style-name="T1">los </text:span>músculos, tendones y articulaciones<text:span text:style-name="T1"> y </text:span>detectan cambios en la posición y movimiento. Los principales son:<text:span text:style-name="T1"> i) h</text:span>usos <text:span text:style-name="T1">m</text:span>usculares<text:span text:style-name="T1">, que miden </text:span>la longitud y velocidad de estiramiento del músculo<text:span text:style-name="T1">, ii) ó</text:span>rganos <text:span text:style-name="T1">t</text:span>endinosos de Golgi<text:span text:style-name="T1">, m</text:span>onitorean la tensión muscular<text:span text:style-name="T1">) y iii) r</text:span>eceptores <text:span text:style-name="T1">a</text:span>rticulares<text:span text:style-name="T1">, que i</text:span>nforman sobre la posición y <text:span text:style-name="T1">el </text:span>movimiento de las articulaciones<text:span text:style-name="T1">.</text:span></text:p>
      <text:p text:style-name="P1"><text:span text:style-name="T2">En segundo lugar</text:span><text:span text:style-name="T1">, el S</text:span>istema Nervioso Central<text:span text:style-name="T1">, que p</text:span>rocesa la información recibida de los propioceptores para coordinar respuestas motoras adecuadas<text:span text:style-name="T2">. Y, en tercer lugar</text:span><text:span text:style-name="T1">, los m</text:span>úsculos y <text:span text:style-name="T1">t</text:span>endones<text:span text:style-name="T1">, que e</text:span>jecutan las respuestas motoras, ajustando la tensión y posición según las señales del SNC.</text:p>
      <text:p text:style-name="Standard"/>
      <text:p text:style-name="Standard"><text:span text:style-name="T2">Eventuales f</text:span><text:span text:style-name="T1">allas </text:span>en la propiocepción <text:span text:style-name="T1">pueden ser responsables de una p</text:span>érdida de <text:span text:style-name="T1">e</text:span>quilibrio y<text:span text:style-name="T1"> de</text:span> <text:span text:style-name="T1">c</text:span>oordinación<text:span text:style-name="T1">, con el consiguiente aumento del </text:span>riesgo de caídas y lesiones. <text:span text:style-name="T1">También pueden incidir negativamente en el rendimiento deportivo, al afectar </text:span>la precisión<text:span text:style-name="T1"> de los </text:span>movimientos</text:p>
      <text:p text:style-name="P2"><text:span text:style-name="T3">El entrenamiento propioceptivo es </text:span>fundamental <text:span text:style-name="T3">para la prevención de lesiones deportivas. La disminución de la propiocepción con la edad, la biomecánica de las articulaciones y el control neuromuscular de las extremidades implica des</text:span><text:span text:style-name="T4">a</text:span><text:span text:style-name="T3">ju</text:span><text:span text:style-name="T4">s</text:span><text:span text:style-name="T3">t</text:span><text:span text:style-name="T4">e</text:span><text:span text:style-name="T3">s en el equilibrio y riesgo de caídas</text:span>. <text:span text:style-name="T4">Según </text:span><text:span text:style-name="T3">Ferlinc, Fabiani, Velnar </text:span><text:span text:style-name="T4">&amp;</text:span><text:span text:style-name="T3"> Gradisnik </text:span><text:span text:style-name="T4">(</text:span><text:span text:style-name="T3">2019)</text:span><text:span text:style-name="T4">, es posible enlentecer la disminución </text:span><text:span text:style-name="T3">de la propiocepción con la edad</text:span><text:span text:style-name="T4"> y prevenir su deterioro por medio de actividades como e</text:span><text:span text:style-name="T3">jercicios de </text:span><text:span text:style-name="T4">e</text:span><text:span text:style-name="T3">quilibrio</text:span><text:span text:style-name="T4">, e</text:span><text:span text:style-name="T3">ntrenamiento de </text:span><text:span text:style-name="T4">f</text:span><text:span text:style-name="T3">uerza</text:span><text:span text:style-name="T4">, de</text:span><text:span text:style-name="T3"> </text:span><text:span text:style-name="T4">f</text:span><text:span text:style-name="T3">lexibilidad</text:span><text:span text:style-name="T4"> y p</text:span><text:span text:style-name="T3">ráctica</text:span><text:span text:style-name="T4">s</text:span><text:span text:style-name="T3"> de </text:span><text:span text:style-name="T4">c</text:span><text:span text:style-name="T3">onciencia </text:span><text:span text:style-name="T4">c</text:span><text:span text:style-name="T3">orporal</text:span><text:span text:style-name="T4">. A este fin, el </text:span><text:span text:style-name="T3">yoga es una de la</text:span><text:span text:style-name="T4">s</text:span><text:span text:style-name="T3"> actividades </text:span><text:span text:style-name="T4">más </text:span><text:span text:style-name="T3">recomendadas, </text:span><text:span text:style-name="T4">debido a que pone </text:span><text:span text:style-name="T3">énfasis en </text:span><text:span text:style-name="T4">la conciencia corporal durante los movimientos y en cada posición (Verma, Rathore &amp; Yadav, 2023), con lo que fortalece </text:span><text:span text:style-name="T3">la percepción del cuerpo en el espacio</text:span><text:span text:style-name="T2">.</text:span></text:p>
      <text:p text:style-name="P2"/>
      <text:p text:style-name="P3">Referencias</text:p>
      <text:p text:style-name="P3"/>
      <text:p text:style-name="P4">Ferlinc A, Fabiani E, Velnar T, Gradisnik L. <text:span text:style-name="T5">(2019) </text:span>The Importance and Role of Proprioception in the Elderly: a Short Review. Mater Sociomed. Sep;31(3):219-221. doi: 10.5455/msm.2019.31.219-221. PMID: 31762707; PMCID: PMC6853739.</text:p>
      <text:p text:style-name="P4"/>
      <text:p text:style-name="P4"><text:span text:style-name="T2">Verma, Avichal; Rathore, Vipin; Yadav, Nidheesh. Yoga for proprioception: A systematic review. Yoga Mimamsa 55(2):p 107-113, Jul–Dec 2023. | DOI: 10.4103/ym.ym_37_23 </text:span></text:p>
      <text:p text:style-name="P3"/>
      <text:p text:style-name="P5">Lluch, Salvà<text:span text:style-name="T5">, </text:span>Esplugas<text:span text:style-name="T5">, </text:span>Llusá<text:span text:style-name="T5">, </text:span>Hagert<text:span text:style-name="T5"> &amp; </text:span>Garcia-Elias<text:span text:style-name="T5"> (2015). </text:span>El papel de la propiocepción y el control neuromuscular en las inestabilidades del carpo<text:span text:style-name="T5"> </text:span><text:span text:style-name="T6">Revista Iberoamericana de Cirugía de la Mano </text:span><text:span text:style-name="T7">https://www.elsevier.es/es-revista-revista-iberoamericana-cirugia-mano-134-articulo-el-papel-propiocepcion-el-control-S1698839615000134</text:span></text:p>
      <text:p text:style-name="P3"/>
      <text:p text:style-name="P3">Sitios de difusión</text:p>
      <text:p text:style-name="P2"/>
      <text:p text:style-name="Standard">[¿Qué es la propiocepción?](https<text:span text:style-name="T2">:</text:span>//corporisfisioterapia.com/noticias/salud/que-es-la-propiocepcion/)<text:tab/><text:tab/></text:p>
      <text:p text:style-name="Standard"><text:tab/><text:tab/></text:p>
      <text:p text:style-name="Standard">[Equilibrio y Propiocepción, sus beneficios en nuestra mente y<text:span text:style-name="T5"> </text:span>cuerpo](https<text:span text:style-name="T5">:</text:span>//www.alternativasenfisioterapia.com/l/equilibrio-y-propiocepcion-sus-beneficios-en-nuestro-mente-y-cuerpo/)<text:tab/><text:tab/></text:p>
      <text:p text:style-name="P6">[La propiocepción<text:span text:style-name="T8">: </text:span>el sexto sentido](https://www.yogaconectivo.com/propiocepcion-el-sexto-sentido/)</text:p>
      <text:p text:style-name="Standard"><text:soft-page-break/></text:p>
      <text:p text:style-name="Standard">[Propiocepción<text:span text:style-name="T5">: </text:span>Beneficios y Ejercicios Esenciales para Mejorar](https<text:span text:style-name="T5">:</text:span>//www.holirun.es/propiocepcion-beneficios-y-ejercicios-esenciales-para-mejorar/)<text:tab/></text:p>
      <text:p text:style-name="Standard">[Propiocepción<text:span text:style-name="T5">: </text:span>¿Qué es y cómo<text:span text:style-name="T5"> </text:span>mejorarla?](https<text:span text:style-name="T5">:</text:span>//fisiodanielutrilla.com/propiocepcion/)<text:tab/><text:tab/></text:p>
      <text:p text:style-name="Standard">[Propiocepción, entrenamiento del sistema neuromuscular](https<text:span text:style-name="T5">;</text:span>//www.mtfisioterapia.com/es/noticia/14/propiocepci-n-entrenamiento-del-sistema-neuromuscular/)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b</meta:initial-creator>
    <meta:creation-date>2025-06-27T15:24:11.532495300</meta:creation-date>
    <dc:date>2025-06-27T16:59:51.417317000</dc:date>
    <dc:creator>eb</dc:creator>
    <meta:editing-duration>PT11M36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7" meta:word-count="449" meta:character-count="3723" meta:non-whitespace-character-count="3279"/>
  </office:meta>
</office:document-meta>
</file>